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reditCardValidator.isOn( long options , long fl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ditCardValidator.CreditCardValidator( CodeValidator [ ] creditCardValidato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reditCardValidator.validate( String car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reditCardValidator.isValid( String car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reditCardValidator.CreditCardValidator( long option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reditCardValidator.CreditCardValid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